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35cm" draw:marker-end-width="0.3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solid" draw:stroke-dash="punteado_20_mejorado" svg:stroke-width="0.03cm" draw:marker-start-width="0.05cm" draw:marker-end-width="0.0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05cm" draw:marker-end-width="0.0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draw:stroke="dash" draw:stroke-dash="punteado_20_mejorado" svg:stroke-width="0.03cm" svg:stroke-color="#ff0000" draw:marker-start-width="0.08cm" draw:marker-end-width="0.08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dash" draw:stroke-dash="punteado_20_mejorado" svg:stroke-width="0.03cm" svg:stroke-color="#00ff00" draw:marker-start-width="0.08cm" draw:marker-end-width="0.08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punteado_20_mejorado" svg:stroke-width="0.03cm" svg:stroke-color="#0000ff" draw:marker-start-width="0.08cm" draw:marker-end-width="0.08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05cm" draw:marker-end-width="0.05cm" draw:fill="solid" draw:fill-color="#ffffff" draw:textarea-horizontal-align="left" draw:textarea-vertical-align="bottom" draw:auto-grow-height="false" fo:padding-top="0.015cm" fo:padding-bottom="0.015cm" fo:padding-left="0.015cm" fo:padding-right="0.015cm" fo:wrap-option="wrap"/>
    </style:style>
    <style:style style:name="gr8" style:family="graphic" style:parent-style-name="standard">
      <style:graphic-properties svg:stroke-width="0.03cm" draw:marker-start-width="0.05cm" draw:marker-end-width="0.05cm" draw:fill="solid" draw:fill-color="#ffffff" draw:textarea-horizontal-align="right" draw:textarea-vertical-align="bottom" draw:auto-grow-height="false" fo:padding-top="0.015cm" fo:padding-bottom="0.015cm" fo:padding-left="0.015cm" fo:padding-right="0.015cm" fo:wrap-option="wrap"/>
    </style:style>
    <style:style style:name="gr9" style:family="graphic" style:parent-style-name="standard">
      <style:graphic-properties svg:stroke-width="0.03cm" draw:marker-start-width="0.05cm" draw:marker-end-width="0.05cm" draw:fill="solid" draw:fill-color="#ffffff" draw:textarea-horizontal-align="justify" draw:textarea-vertical-align="top" draw:auto-grow-height="false" fo:padding-top="0.14cm" fo:padding-bottom="0.14cm" fo:padding-left="0.265cm" fo:padding-right="0.265cm" draw:shadow="hidden"/>
    </style:style>
    <style:style style:name="P1" style:family="paragraph">
      <style:paragraph-properties fo:margin-left="0cm" fo:margin-right="0cm" fo:text-align="center" fo:text-indent="0cm"/>
      <style:text-properties fo:font-size="15pt" fo:font-weight="normal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id="id15" draw:layer="layout" svg:width="5cm" svg:height="1.5cm" draw:transform="rotate (1.5707963267946) translate (0.5cm 10cm)">
          <text:p text:style-name="P1">Pventa 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5cm" svg:height="1.5cm" draw:transform="rotate (1.5707963267946) translate (2cm 10cm)">
          <text:p text:style-name="P1">PControlSot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cm" svg:height="1.5cm" draw:transform="rotate (1.5707963267946) translate (3.5cm 10cm)">
          <text:p text:style-name="P1">PComp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5cm" svg:height="1.5cm" draw:transform="rotate (1.5707963267946) translate (10cm 10cm)">
          <text:p text:style-name="P1">FacturaVenta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5cm" svg:height="1.5cm" draw:transform="rotate (1.5707963267946) translate (17.5cm 10cm)">
          <text:p text:style-name="P1">EstadoSto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5cm" svg:height="1.5cm" draw:transform="rotate (1.5707963267946) translate (11.5cm 10cm)">
          <text:p text:style-name="P1">RemitoClien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5cm" svg:height="1.5cm" draw:transform="rotate (1.5707963267946) translate (13cm 10cm)">
          <text:p text:style-name="P1">NotaPedid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5cm" svg:height="1.5cm" draw:transform="rotate (1.5707963267946) translate (14.5cm 10cm)">
          <text:p text:style-name="P1">NotaDebit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5cm" svg:height="1.5cm" draw:transform="rotate (1.5707963267946) translate (16cm 10cm)">
          <text:p text:style-name="P1">NotaCredito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5cm" svg:height="1.5cm" svg:x="5cm" svg:y="3.5cm">
          <text:p text:style-name="P1">ModuloStock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5cm" svg:height="1.5cm" svg:x="5cm" svg:y="2cm">
          <text:p text:style-name="P1">ModuloCompra</text:p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5cm" svg:height="1.5cm" svg:x="5cm" svg:y="0.5cm">
          <text:p text:style-name="P1">ModuloVenta</text:p>
          <draw:enhanced-geometry svg:viewBox="0 0 21600 21600" draw:type="rectangle" draw:enhanced-path="M 0 0 L 21600 0 21600 21600 0 21600 0 0 Z N"/>
        </draw:custom-shape>
        <draw:connector draw:style-name="gr4" draw:text-style-name="P2" draw:id="id13" draw:layer="layout" svg:x1="10cm" svg:y1="4.25cm" svg:x2="18.25cm" svg:y2="5cm" draw:start-shape="id1" draw:start-glue-point="1" draw:end-shape="id2" draw:end-glue-point="0">
          <text:p/>
        </draw:connector>
        <draw:connector draw:style-name="gr5" draw:text-style-name="P2" draw:layer="layout" svg:x1="5cm" svg:y1="4.25cm" svg:x2="4.25cm" svg:y2="5cm" draw:start-shape="id1" draw:start-glue-point="3" draw:end-shape="id3" draw:end-glue-point="0">
          <text:p/>
        </draw:connector>
        <draw:connector draw:style-name="gr4" draw:text-style-name="P2" draw:layer="layout" svg:x1="5cm" svg:y1="4.25cm" svg:x2="2.75cm" svg:y2="5cm" draw:start-shape="id1" draw:start-glue-point="3" draw:end-shape="id4" draw:end-glue-point="0">
          <text:p/>
        </draw:connector>
        <draw:connector draw:style-name="gr5" draw:text-style-name="P2" draw:layer="layout" svg:x1="2.75cm" svg:y1="5cm" svg:x2="5cm" svg:y2="4.25cm" draw:start-shape="id4" draw:start-glue-point="0" draw:end-shape="id1" draw:end-glue-point="3">
          <text:p/>
        </draw:connector>
        <draw:connector draw:style-name="gr5" draw:text-style-name="P2" draw:layer="layout" svg:x1="5cm" svg:y1="2.75cm" svg:x2="4.25cm" svg:y2="5cm" draw:start-shape="id5" draw:start-glue-point="3" draw:end-shape="id3">
          <text:p/>
        </draw:connector>
        <draw:connector draw:style-name="gr5" draw:text-style-name="P2" draw:layer="layout" svg:x1="5cm" svg:y1="2.75cm" svg:x2="2.75cm" svg:y2="5cm" draw:start-shape="id5" draw:start-glue-point="3" draw:end-shape="id4" draw:end-glue-point="0">
          <text:p/>
        </draw:connector>
        <draw:connector draw:style-name="gr6" draw:text-style-name="P2" draw:id="id8" draw:layer="layout" svg:x1="10cm" svg:y1="1.25cm" svg:x2="10.75cm" svg:y2="5cm" draw:start-shape="id6" draw:start-glue-point="1" draw:end-shape="id7" draw:end-glue-point="0">
          <text:p/>
        </draw:connector>
        <draw:connector draw:style-name="gr6" draw:text-style-name="P2" draw:id="id10" draw:layer="layout" svg:x1="10.75cm" svg:y1="1.25cm" svg:x2="12.25cm" svg:y2="5cm" draw:start-shape="id8" draw:start-glue-point="0" draw:end-shape="id9" draw:end-glue-point="0">
          <text:p/>
        </draw:connector>
        <draw:connector draw:style-name="gr6" draw:text-style-name="P2" draw:layer="layout" svg:x1="12.25cm" svg:y1="1.25cm" svg:x2="15.25cm" svg:y2="5cm" draw:start-shape="id10" draw:start-glue-point="0" draw:end-shape="id11" draw:end-glue-point="0">
          <text:p/>
        </draw:connector>
        <draw:connector draw:style-name="gr6" draw:text-style-name="P2" draw:layer="layout" svg:x1="10cm" svg:y1="1.25cm" svg:x2="16.75cm" svg:y2="5cm" draw:start-shape="id6" draw:start-glue-point="1" draw:end-shape="id12" draw:end-glue-point="0">
          <text:p/>
        </draw:connector>
        <draw:connector draw:style-name="gr6" draw:text-style-name="P2" draw:layer="layout" svg:x1="10cm" svg:y1="1.25cm" svg:x2="18.25cm" svg:y2="4.25cm" draw:start-shape="id6" draw:start-glue-point="1" draw:end-shape="id13" draw:end-glue-point="0">
          <text:p/>
        </draw:connector>
        <draw:custom-shape draw:style-name="gr7" draw:text-style-name="P4" draw:layer="layout" svg:width="2.5cm" svg:height="5cm" svg:x="5cm" svg:y="5cm">
          <text:p text:style-name="P3"><text:span text:style-name="T1">Procesos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5" draw:layer="layout" svg:width="2.5cm" svg:height="5cm" svg:x="7.5cm" svg:y="5cm">
          <text:p text:style-name="P3"><text:span text:style-name="T2">Archivos</text:span></text:p>
          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9" draw:text-style-name="P5" draw:layer="layout" svg:width="4.999cm" svg:height="4.999cm" svg:x="5cm" svg:y="5cm" svg:viewBox="0 0 5000 5000" draw:points="5000,0 2500,5000 0,0">
          <text:p text:style-name="P3"><text:span text:style-name="T2">Aplicaciones</text:span></text:p>
        </draw:polygon>
        <draw:connector draw:style-name="gr4" draw:text-style-name="P2" draw:layer="layout" svg:x1="10cm" svg:y1="4.25cm" svg:x2="13.75cm" svg:y2="5cm" draw:start-shape="id1" draw:start-glue-point="1" draw:end-shape="id14" draw:end-glue-point="0">
          <text:p/>
        </draw:connector>
        <draw:connector draw:style-name="gr5" draw:text-style-name="P2" draw:layer="layout" svg:x1="10cm" svg:y1="2.75cm" svg:x2="13.75cm" svg:y2="5cm" draw:start-shape="id5" draw:start-glue-point="1" draw:end-shape="id14" draw:end-glue-point="0">
          <text:p/>
        </draw:connector>
        <draw:connector draw:style-name="gr6" draw:text-style-name="P2" draw:layer="layout" svg:x1="1.25cm" svg:y1="5cm" svg:x2="5cm" svg:y2="1.25cm" draw:start-shape="id15" draw:start-glue-point="0" draw:end-shape="id6" draw:end-glue-point="3">
          <text:p/>
        </draw:connector>
        <draw:custom-shape draw:style-name="gr1" draw:text-style-name="P1" draw:id="id16" draw:layer="layout" svg:width="5cm" svg:height="1.5cm" draw:transform="rotate (1.5707963267946) translate (19cm 10cm)">
          <text:p text:style-name="P1">StockTiempoReal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1.25cm" svg:x2="19.75cm" svg:y2="5cm" draw:start-shape="id6" draw:start-glue-point="1" draw:end-shape="id16" draw:end-glue-point="0">
          <text:p/>
        </draw:connector>
        <draw:connector draw:style-name="gr4" draw:text-style-name="P2" draw:layer="layout" svg:x1="10cm" svg:y1="4.25cm" svg:x2="19.75cm" svg:y2="5cm" draw:start-shape="id1" draw:start-glue-point="1" draw:end-shape="id16" draw:end-glue-point="0">
          <text:p/>
        </draw:connector>
        <draw:connector draw:style-name="gr5" draw:text-style-name="P2" draw:layer="layout" svg:x1="10cm" svg:y1="2.75cm" svg:x2="19.75cm" svg:y2="5cm" draw:start-shape="id5" draw:start-glue-point="1" draw:end-shape="id16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punteado_20_mejorado" draw:display-name="punteado mejorado" draw:style="rect" draw:dots1="1" draw:dots1-length="0.1cm" draw:dots2="1" draw:dots2-length="0.1cm" draw:distance="0.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Luis Larrateguy</meta:initial-creator>
    <meta:creation-date>2007-08-11T12:57:37</meta:creation-date>
    <dc:creator>Luis Larrateguy</dc:creator>
    <dc:date>2007-08-14T10:37:36</dc:date>
    <dc:language>es-AR</dc:language>
    <meta:editing-cycles>7</meta:editing-cycles>
    <meta:editing-duration>PT1H47M25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